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20pt" fo:font-style="italic" style:text-underline-style="solid" style:text-underline-width="auto" style:text-underline-color="font-color" fo:font-weight="bold" officeooo:rsid="001cb785" officeooo:paragraph-rsid="001cb785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Preformatted_20_Text">
      <style:text-properties style:font-name="Times New Roman" fo:font-size="20pt" fo:font-style="italic" style:text-underline-style="solid" style:text-underline-width="auto" style:text-underline-color="font-color" fo:font-weight="bold" officeooo:rsid="001cb785" officeooo:paragraph-rsid="002dc0cf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Preformatted_20_Text">
      <style:text-properties style:font-name="Times New Roman" fo:font-size="20pt" fo:font-style="italic" style:text-underline-style="solid" style:text-underline-width="auto" style:text-underline-color="font-color" fo:font-weight="bold" officeooo:rsid="001cb785" officeooo:paragraph-rsid="0022d1b1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Preformatted_20_Text">
      <style:text-properties style:font-name="Times New Roman" fo:font-size="20pt" fo:font-style="italic" style:text-underline-style="solid" style:text-underline-width="auto" style:text-underline-color="font-color" fo:font-weight="bold" officeooo:rsid="001cb785" officeooo:paragraph-rsid="002891c9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Preformatted_20_Text">
      <style:text-properties style:font-name="Times New Roman" fo:font-size="20pt" fo:font-style="italic" style:text-underline-style="solid" style:text-underline-width="auto" style:text-underline-color="font-color" fo:font-weight="bold" officeooo:rsid="001cb785" officeooo:paragraph-rsid="002e11f2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Preformatted_20_Text">
      <style:text-properties style:font-name="Times New Roman" fo:font-size="20pt" fo:font-style="italic" style:text-underline-style="solid" style:text-underline-width="auto" style:text-underline-color="font-color" fo:font-weight="bold" officeooo:rsid="001cb785" officeooo:paragraph-rsid="002e881f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Preformatted_20_Text">
      <style:text-properties style:font-name="Times New Roman" fo:font-size="20pt" fo:font-style="normal" style:text-underline-style="none" fo:font-weight="normal" officeooo:rsid="001cb785" officeooo:paragraph-rsid="001cb785" style:font-size-asian="20pt" style:font-style-asian="normal" style:font-weight-asian="normal" style:font-size-complex="20pt" style:font-style-complex="normal" style:font-weight-complex="normal"/>
    </style:style>
    <style:style style:name="P8" style:family="paragraph" style:parent-style-name="Preformatted_20_Text">
      <style:text-properties style:font-name="Times New Roman" fo:font-size="20pt" fo:font-style="normal" style:text-underline-style="none" fo:font-weight="normal" officeooo:rsid="001cb785" officeooo:paragraph-rsid="002dc0cf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Preformatted_20_Text">
      <style:text-properties style:font-name="Times New Roman" fo:font-size="20pt" fo:font-style="normal" style:text-underline-style="none" fo:font-weight="normal" officeooo:rsid="001cb785" officeooo:paragraph-rsid="0022d1b1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Preformatted_20_Text">
      <style:text-properties style:font-name="Times New Roman" fo:font-size="20pt" fo:font-style="normal" style:text-underline-style="none" fo:font-weight="normal" officeooo:rsid="001cb785" officeooo:paragraph-rsid="002891c9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Preformatted_20_Text">
      <style:text-properties style:font-name="Times New Roman" fo:font-size="20pt" fo:font-style="normal" style:text-underline-style="none" fo:font-weight="normal" officeooo:rsid="001cb785" officeooo:paragraph-rsid="002e11f2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Preformatted_20_Text">
      <style:text-properties style:font-name="Times New Roman" fo:font-size="20pt" fo:font-style="normal" style:text-underline-style="none" fo:font-weight="normal" officeooo:rsid="001cb785" officeooo:paragraph-rsid="002e881f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Preformatted_20_Text">
      <style:text-properties style:font-name="Times New Roman" fo:font-size="20pt" fo:font-style="normal" style:text-underline-style="none" fo:font-weight="normal" officeooo:rsid="002dc0cf" officeooo:paragraph-rsid="002dc0cf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Preformatted_20_Text">
      <style:text-properties style:font-name="Times New Roman" fo:font-size="20pt" fo:font-style="normal" style:text-underline-style="none" fo:font-weight="normal" officeooo:rsid="001ecfdf" officeooo:paragraph-rsid="001ecfdf" style:font-size-asian="20pt" style:font-style-asian="normal" style:font-weight-asian="normal" style:font-size-complex="20pt" style:font-style-complex="normal" style:font-weight-complex="normal"/>
    </style:style>
    <style:style style:name="P15" style:family="paragraph" style:parent-style-name="Preformatted_20_Text">
      <style:text-properties style:font-name="Times New Roman" fo:font-size="20pt" fo:font-style="normal" style:text-underline-style="none" fo:font-weight="normal" officeooo:rsid="00208cca" officeooo:paragraph-rsid="00208cca" style:font-size-asian="20pt" style:font-style-asian="normal" style:font-weight-asian="normal" style:font-size-complex="20pt" style:font-style-complex="normal" style:font-weight-complex="normal"/>
    </style:style>
    <style:style style:name="P16" style:family="paragraph" style:parent-style-name="Preformatted_20_Text">
      <style:text-properties style:font-name="Times New Roman" fo:font-size="20pt" fo:font-style="normal" style:text-underline-style="none" fo:font-weight="normal" officeooo:rsid="00208cca" officeooo:paragraph-rsid="0034379a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Preformatted_20_Text">
      <style:text-properties style:font-name="Times New Roman" fo:font-size="20pt" fo:font-style="normal" style:text-underline-style="none" fo:font-weight="normal" officeooo:rsid="00226114" officeooo:paragraph-rsid="00226114" style:font-size-asian="20pt" style:font-style-asian="normal" style:font-weight-asian="normal" style:font-size-complex="20pt" style:font-style-complex="normal" style:font-weight-complex="normal"/>
    </style:style>
    <style:style style:name="P18" style:family="paragraph" style:parent-style-name="Preformatted_20_Text">
      <style:text-properties style:font-name="Times New Roman" fo:font-size="20pt" fo:font-style="normal" style:text-underline-style="none" fo:font-weight="normal" officeooo:rsid="0022d1b1" officeooo:paragraph-rsid="0022d1b1" style:font-size-asian="20pt" style:font-style-asian="normal" style:font-weight-asian="normal" style:font-size-complex="20pt" style:font-style-complex="normal" style:font-weight-complex="normal"/>
    </style:style>
    <style:style style:name="P19" style:family="paragraph" style:parent-style-name="Preformatted_20_Text">
      <style:text-properties style:font-name="Times New Roman" fo:font-size="20pt" fo:font-style="normal" style:text-underline-style="none" fo:font-weight="normal" officeooo:rsid="0022d1b1" officeooo:paragraph-rsid="0034379a" style:font-size-asian="20pt" style:font-style-asian="normal" style:font-weight-asian="normal" style:font-size-complex="20pt" style:font-style-complex="normal" style:font-weight-complex="normal"/>
    </style:style>
    <style:style style:name="P20" style:family="paragraph" style:parent-style-name="Preformatted_20_Text">
      <style:text-properties style:font-name="Times New Roman" fo:font-size="20pt" fo:font-style="normal" style:text-underline-style="none" fo:font-weight="normal" officeooo:rsid="00271c91" officeooo:paragraph-rsid="003061b4" style:font-size-asian="20pt" style:font-style-asian="normal" style:font-weight-asian="normal" style:font-size-complex="20pt" style:font-style-complex="normal" style:font-weight-complex="normal"/>
    </style:style>
    <style:style style:name="P21" style:family="paragraph" style:parent-style-name="Preformatted_20_Text">
      <style:text-properties style:font-name="Times New Roman" fo:font-size="20pt" fo:font-style="normal" style:text-underline-style="none" fo:font-weight="normal" officeooo:rsid="00271c91" officeooo:paragraph-rsid="00271c91" style:font-size-asian="20pt" style:font-style-asian="normal" style:font-weight-asian="normal" style:font-size-complex="20pt" style:font-style-complex="normal" style:font-weight-complex="normal"/>
    </style:style>
    <style:style style:name="P22" style:family="paragraph" style:parent-style-name="Preformatted_20_Text">
      <style:text-properties style:font-name="Times New Roman" fo:font-size="20pt" fo:font-style="normal" style:text-underline-style="none" fo:font-weight="normal" officeooo:rsid="002891c9" officeooo:paragraph-rsid="002891c9" style:font-size-asian="20pt" style:font-style-asian="normal" style:font-weight-asian="normal" style:font-size-complex="20pt" style:font-style-complex="normal" style:font-weight-complex="normal"/>
    </style:style>
    <style:style style:name="P23" style:family="paragraph" style:parent-style-name="Preformatted_20_Text">
      <style:text-properties style:font-name="Times New Roman" fo:font-size="20pt" fo:font-style="normal" style:text-underline-style="none" fo:font-weight="normal" officeooo:rsid="002891c9" officeooo:paragraph-rsid="003061b4" style:font-size-asian="20pt" style:font-style-asian="normal" style:font-weight-asian="normal" style:font-size-complex="20pt" style:font-style-complex="normal" style:font-weight-complex="normal"/>
    </style:style>
    <style:style style:name="P24" style:family="paragraph" style:parent-style-name="Preformatted_20_Text">
      <style:text-properties style:font-name="Times New Roman" fo:font-size="20pt" fo:font-style="normal" style:text-underline-style="none" fo:font-weight="normal" officeooo:rsid="0029967b" officeooo:paragraph-rsid="0029967b" style:font-size-asian="20pt" style:font-style-asian="normal" style:font-weight-asian="normal" style:font-size-complex="20pt" style:font-style-complex="normal" style:font-weight-complex="normal"/>
    </style:style>
    <style:style style:name="P25" style:family="paragraph" style:parent-style-name="Preformatted_20_Text">
      <style:text-properties style:font-name="Times New Roman" fo:font-size="20pt" fo:font-style="normal" style:text-underline-style="none" fo:font-weight="normal" officeooo:rsid="002b43e1" officeooo:paragraph-rsid="002b43e1" style:font-size-asian="20pt" style:font-style-asian="normal" style:font-weight-asian="normal" style:font-size-complex="20pt" style:font-style-complex="normal" style:font-weight-complex="normal"/>
    </style:style>
    <style:style style:name="P26" style:family="paragraph" style:parent-style-name="Preformatted_20_Text">
      <style:text-properties style:font-name="Times New Roman" fo:font-size="20pt" fo:font-style="normal" style:text-underline-style="none" fo:font-weight="normal" officeooo:rsid="002b43e1" officeooo:paragraph-rsid="00354019" style:font-size-asian="20pt" style:font-style-asian="normal" style:font-weight-asian="normal" style:font-size-complex="20pt" style:font-style-complex="normal" style:font-weight-complex="normal"/>
    </style:style>
    <style:style style:name="P27" style:family="paragraph" style:parent-style-name="Preformatted_20_Text">
      <style:text-properties style:font-name="Times New Roman" fo:font-size="20pt" fo:font-style="normal" style:text-underline-style="none" fo:font-weight="normal" officeooo:rsid="002e3fc9" officeooo:paragraph-rsid="002e3fc9" style:font-size-asian="20pt" style:font-style-asian="normal" style:font-weight-asian="normal" style:font-size-complex="20pt" style:font-style-complex="normal" style:font-weight-complex="normal"/>
    </style:style>
    <style:style style:name="P28" style:family="paragraph" style:parent-style-name="Preformatted_20_Text">
      <style:text-properties style:font-name="Times New Roman" fo:font-size="20pt" fo:font-style="normal" style:text-underline-style="none" fo:font-weight="normal" officeooo:rsid="002e881f" officeooo:paragraph-rsid="002e881f" style:font-size-asian="20pt" style:font-style-asian="normal" style:font-weight-asian="normal" style:font-size-complex="20pt" style:font-style-complex="normal" style:font-weight-complex="normal"/>
    </style:style>
    <style:style style:name="P29" style:family="paragraph" style:parent-style-name="Preformatted_20_Text">
      <style:text-properties style:font-name="Times New Roman" fo:font-size="20pt" fo:font-style="normal" style:text-underline-style="none" fo:font-weight="bold" officeooo:rsid="00271c91" officeooo:paragraph-rsid="003061b4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fdf" style:font-weight-asian="bold" style:font-weight-complex="bold"/>
    </style:style>
    <style:style style:name="T3" style:family="text">
      <style:text-properties fo:font-weight="bold" officeooo:rsid="002b43e1" style:font-weight-asian="bold" style:font-weight-complex="bold"/>
    </style:style>
    <style:style style:name="T4" style:family="text">
      <style:text-properties fo:font-weight="bold" officeooo:rsid="001cb785" style:font-weight-asian="bold" style:font-weight-complex="bold"/>
    </style:style>
    <style:style style:name="T5" style:family="text">
      <style:text-properties fo:font-weight="bold" officeooo:rsid="003061b4" style:font-weight-asian="bold" style:font-weight-complex="bold"/>
    </style:style>
    <style:style style:name="T6" style:family="text">
      <style:text-properties fo:font-weight="bold" officeooo:rsid="00354019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ecfdf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54019" style:font-style-asian="italic" style:font-weight-asian="bold" style:font-style-complex="italic" style:font-weight-complex="bold"/>
    </style:style>
    <style:style style:name="T11" style:family="text">
      <style:text-properties officeooo:rsid="001ecfdf"/>
    </style:style>
    <style:style style:name="T12" style:family="text">
      <style:text-properties officeooo:rsid="00226114"/>
    </style:style>
    <style:style style:name="T13" style:family="text">
      <style:text-properties officeooo:rsid="002891c9"/>
    </style:style>
    <style:style style:name="T14" style:family="text">
      <style:text-properties officeooo:rsid="002b43e1"/>
    </style:style>
    <style:style style:name="T15" style:family="text">
      <style:text-properties officeooo:rsid="002dc0cf"/>
    </style:style>
    <style:style style:name="T16" style:family="text">
      <style:text-properties officeooo:rsid="001cb785"/>
    </style:style>
    <style:style style:name="T17" style:family="text">
      <style:text-properties officeooo:rsid="002e881f"/>
    </style:style>
    <style:style style:name="T18" style:family="text">
      <style:text-properties officeooo:rsid="003061b4"/>
    </style:style>
    <style:style style:name="T19" style:family="text">
      <style:text-properties officeooo:rsid="0034379a"/>
    </style:style>
    <style:style style:name="T20" style:family="text">
      <style:text-properties officeooo:rsid="00354019"/>
    </style:style>
    <style:style style:name="T21" style:family="text">
      <style:text-properties officeooo:rsid="0036120a"/>
    </style:style>
    <style:style style:name="T22" style:family="text">
      <style:text-properties officeooo:rsid="003988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<text:span text:style-name="T17">0</text:span>1</text:p>
      <text:p text:style-name="P7"/>
      <text:p text:style-name="P13">The Whole Topic of thi<text:span text:style-name="T17">s</text:span> presentation <text:span text:style-name="T18">covers </text:span>the <text:span text:style-name="T4">FASTA</text:span><text:span text:style-name="T16"> and </text:span><text:span text:style-name="T4">FASTQ</text:span><text:span text:style-name="T16"> file formats, including a discussion of </text:span><text:span text:style-name="T4">PHRED</text:span><text:span text:style-name="T16"> Scores and their representation.</text:span></text:p>
      <text:p text:style-name="P7"/>
      <text:p text:style-name="P7">&lt;&gt;</text:p>
      <text:p text:style-name="P7"/>
      <text:p text:style-name="P2">Slide <text:span text:style-name="T17">02</text:span></text:p>
      <text:p text:style-name="P8"/>
      <text:p text:style-name="P8"><text:span text:style-name="T15">This will, mercifully, be split into two parts, the first covering just the </text:span><text:span text:style-name="T1">FASTA</text:span> and <text:span text:style-name="T1">FASTQ</text:span> file format<text:span text:style-name="T15">s.</text:span></text:p>
      <text:p text:style-name="P8"/>
      <text:p text:style-name="P8">&lt;&gt;</text:p>
      <text:p text:style-name="P8"/>
      <text:p text:style-name="P1">Slide <text:span text:style-name="T17">03</text:span></text:p>
      <text:p text:style-name="P7"/>
      <text:p text:style-name="P7">First <text:span text:style-name="T1">FASTA</text:span> format.</text:p>
      <text:p text:style-name="P7"/>
      <text:p text:style-name="P14">&lt;&gt;</text:p>
      <text:p text:style-name="P14"/>
      <text:p text:style-name="P14">Each sequence in a <text:span text:style-name="T1">FASTA</text:span> format file commences with a line that starts with a “<text:span text:style-name="T7">Greater Than</text:span>” sign “<text:span text:style-name="T1">&gt;</text:span>”.</text:p>
      <text:p text:style-name="P14"/>
      <text:p text:style-name="P14">&lt;&gt;</text:p>
      <text:p text:style-name="P14"/>
      <text:p text:style-name="P14">Followed immediately by a <text:span text:style-name="T1">Sequence Identifier</text:span> or <text:span text:style-name="T1">Name</text:span>.</text:p>
      <text:p text:style-name="P14"/>
      <text:p text:style-name="P14">&lt;&gt;</text:p>
      <text:p text:style-name="P14"/>
      <text:p text:style-name="P14">The <text:span text:style-name="T1">Sequence Identifier</text:span> is deemed to be ended by the first <text:span text:style-name="T1">White Space</text:span> (<text:span text:style-name="T1">Space</text:span>, <text:span text:style-name="T1">Tab</text:span> or <text:span text:style-name="T1">End Of Line</text:span>) encountered.</text:p>
      <text:p text:style-name="P14"/>
      <text:p text:style-name="P14">&lt;&gt;</text:p>
      <text:p text:style-name="P14"/>
      <text:p text:style-name="P14"><text:soft-page-break/>Anything after the <text:span text:style-name="T1">Sequence Identifier</text:span> on the first line is interpreted as <text:span text:style-name="T1">Sequence Annotation</text:span>.</text:p>
      <text:p text:style-name="P14"/>
      <text:p text:style-name="P14">&lt;&gt;</text:p>
      <text:p text:style-name="P14"/>
      <text:p text:style-name="P16">Until the start of a <text:span text:style-name="T1">New Sequence </text:span>is encountered (that is a<text:span text:style-name="T18">nother</text:span> line beginning with a <text:span text:style-name="T11">“</text:span><text:span text:style-name="T8">Greater Than</text:span><text:span text:style-name="T11">” sign “</text:span><text:span text:style-name="T2">&gt;</text:span><text:span text:style-name="T11">”</text:span>), all characters are interpreted as the <text:span text:style-name="T1">Sequence</text:span> itself.</text:p>
      <text:p text:style-name="P15"/>
      <text:p text:style-name="P15">&lt;&gt;</text:p>
      <text:p text:style-name="P15"/>
      <text:p text:style-name="P15">A <text:span text:style-name="T1">FASTA Sequence File</text:span> may contain arbitrarily many <text:span text:style-name="T1">FASTA Formatted Sequences</text:span>.</text:p>
      <text:p text:style-name="P15"/>
      <text:p text:style-name="P15">&lt;&gt;</text:p>
      <text:p text:style-name="P15"/>
      <text:p text:style-name="P1">Slide <text:span text:style-name="T17">04</text:span></text:p>
      <text:p text:style-name="P7"/>
      <text:p text:style-name="P16">There are some minor historic variants of <text:span text:style-name="T1">FASTA Format</text:span>.</text:p>
      <text:p text:style-name="P16"/>
      <text:p text:style-name="P16"><text:span text:style-name="T12">S</text:span>ome, reflecting the limitations of line length imposed by various species of <text:span text:style-name="T1">Punched Cards</text:span> (yes, <text:span text:style-name="T18">this format</text:span> really is that old!) .</text:p>
      <text:p text:style-name="P15"/>
      <text:p text:style-name="P17">&lt;&gt;</text:p>
      <text:p text:style-name="P17"/>
      <text:p text:style-name="P15">Such <text:span text:style-name="T19">anomalies</text:span> are rarely, if ever, a problem in these enlightened times.</text:p>
      <text:p text:style-name="P15"/>
      <text:p text:style-name="P15">&lt;&gt;</text:p>
      <text:p text:style-name="P15"/>
      <text:p text:style-name="P1">Slide <text:span text:style-name="T17">05</text:span></text:p>
      <text:p text:style-name="P17"/>
      <text:p text:style-name="P17"><text:span text:style-name="T1">FASTA Format</text:span> is designed to store <text:span text:style-name="T1">Sequence Data</text:span> for <text:span text:style-name="T1">Analysis</text:span>. <text:span text:style-name="T1">Minimal Annotation</text:span> only is required.</text:p>
      <text:p text:style-name="P17"/>
      <text:p text:style-name="P17"><text:soft-page-break/>The format can be used for <text:span text:style-name="T1">DNA</text:span>, <text:span text:style-name="T1">RNA</text:span> or <text:span text:style-name="T1">Protein</text:span> sequences <text:span text:style-name="T21">but</text:span> does not include any means of determining which type of sequence is being stored.</text:p>
      <text:p text:style-name="P15"/>
      <text:p text:style-name="P17">&lt;&gt;</text:p>
      <text:p text:style-name="P17"/>
      <text:p text:style-name="P17">Especially if sequences include <text:span text:style-name="T1">Ambiguity Codes</text:span>, guessing the type of sequence from its composition can be <text:span text:style-name="T18">problematic</text:span>.</text:p>
      <text:p text:style-name="P17"/>
      <text:p text:style-name="P17">&lt;&gt;</text:p>
      <text:p text:style-name="P17"/>
      <text:p text:style-name="P17">It is largely left to the analysis software to <text:span text:style-name="T18">determine</text:span> the type of sequence, <text:span text:style-name="T18">usually</text:span> by context.</text:p>
      <text:p text:style-name="P17"/>
      <text:p text:style-name="P17">&lt;&gt;</text:p>
      <text:p text:style-name="P17"/>
      <text:p text:style-name="P19"><text:span text:style-name="T1">FASTQ Format</text:span> is adapted from <text:span text:style-name="T1">FASTA Forma</text:span>t.</text:p>
      <text:p text:style-name="P19"/>
      <text:p text:style-name="P19">The format is extended to meet the requirements of <text:span text:style-name="T1">Sequencing Reads</text:span>, with <text:span text:style-name="T1">Call Quality Estimates</text:span> and just as much <text:span text:style-name="T1">Annotation</text:span> as is necessary.</text:p>
      <text:p text:style-name="P17"/>
      <text:p text:style-name="P18">&lt;&gt;</text:p>
      <text:p text:style-name="P18"/>
      <text:p text:style-name="P18">At least for <text:span text:style-name="T1">FASTQ Format Sequences</text:span>, things are a little simpler in that the sequence components cannot be <text:span text:style-name="T1">Amino Acids</text:span>.</text:p>
      <text:p text:style-name="P15"/>
      <text:p text:style-name="P18">&lt;&gt;</text:p>
      <text:p text:style-name="P18"/>
      <text:p text:style-name="P3">Slide <text:span text:style-name="T17">06</text:span></text:p>
      <text:p text:style-name="P9"/>
      <text:p text:style-name="P20">First some cosmetic “embellishments”?</text:p>
      <text:p text:style-name="P20"/>
      <text:p text:style-name="P20"><text:span text:style-name="T18">Introduced t</text:span>o establish <text:span text:style-name="T1">FASTQ</text:span> as “different” <text:span text:style-name="T18">possibly?</text:span></text:p>
      <text:p text:style-name="P21"/>
      <text:p text:style-name="P21"><text:soft-page-break/>&lt;&gt;</text:p>
      <text:p text:style-name="P21"/>
      <text:p text:style-name="P21">The “<text:span text:style-name="T7">Greater Than</text:span>” sign (“<text:span text:style-name="T1">&gt;</text:span>”) is replaced by an “<text:span text:style-name="T1">@</text:span>” character. Jolly Good?</text:p>
      <text:p text:style-name="P21"/>
      <text:p text:style-name="P21">&lt;&gt;</text:p>
      <text:p text:style-name="P21"/>
      <text:p text:style-name="P20">An additional <text:span text:style-name="T1">Annotation Line</text:span> is allowed after the <text:span text:style-name="T1">Sequence.</text:span></text:p>
      <text:p text:style-name="P29"/>
      <text:p text:style-name="P20">This <text:span text:style-name="T1">Extra Annotation Line</text:span> is distinguished by starting with a <text:span text:style-name="T1">Plus Character</text:span> (“<text:span text:style-name="T1">+</text:span>”).</text:p>
      <text:p text:style-name="P21"/>
      <text:p text:style-name="P21">&lt;&gt;</text:p>
      <text:p text:style-name="P21"/>
      <text:p text:style-name="P20">The <text:span text:style-name="T13">disappointing</text:span> <text:span text:style-name="T13">truth</text:span> is, that nobody ever seems to want to use this extra opportunity to record forever the life stories of their sequences?</text:p>
      <text:p text:style-name="P20"/>
      <text:p text:style-name="P20">So, <text:span text:style-name="T13">almost without exception</text:span>, th<text:span text:style-name="T18">ese worthy lines</text:span> exist <text:span text:style-name="T13">only</text:span> as stunted enigmas, forever holding <text:span text:style-name="T13">unto themselves </text:span>the fascinating tales they were born to <text:span text:style-name="T13">spread over an anxiously awaiting world!</text:span></text:p>
      <text:p text:style-name="P21"/>
      <text:p text:style-name="P22">&lt;&gt;</text:p>
      <text:p text:style-name="P22"/>
      <text:p text:style-name="P23">Currently, <text:span text:style-name="T1">Read </text:span><text:span text:style-name="T5">S</text:span><text:span text:style-name="T1">equences</text:span> are, generally, relatively short.</text:p>
      <text:p text:style-name="P23"/>
      <text:p text:style-name="P23">This is one reason why they are stored all on just one line.</text:p>
      <text:p text:style-name="P22"/>
      <text:p text:style-name="P22">&lt;&gt;</text:p>
      <text:p text:style-name="P22"/>
      <text:p text:style-name="P4">Slide <text:span text:style-name="T17">07</text:span></text:p>
      <text:p text:style-name="P10"/>
      <text:p text:style-name="P24">For <text:span text:style-name="T1">Sequencing Reads</text:span> to be analysed sensibly, it is essential that the <text:span text:style-name="T1">Base Call Quality</text:span> of <text:s/>every element of <text:span text:style-name="T14">each</text:span> <text:span text:style-name="T3">R</text:span><text:span text:style-name="T1">ead</text:span> is <text:span text:style-name="T14">determined and </text:span>recorded.</text:p>
      <text:p text:style-name="P24"/>
      <text:p text:style-name="P24"><text:soft-page-break/>That is, as well as knowing the <text:span text:style-name="T3">B</text:span><text:span text:style-name="T1">ase </text:span>in every position of a <text:span text:style-name="T3">R</text:span><text:span text:style-name="T1">ead</text:span>, it is <text:span text:style-name="T14">necessary</text:span> to record some measure of the certainty with which <text:span text:style-name="T14">that</text:span> <text:span text:style-name="T3">B</text:span><text:span text:style-name="T1">ase</text:span> is known.</text:p>
      <text:p text:style-name="P24"/>
      <text:p text:style-name="P25">&lt;&gt;</text:p>
      <text:p text:style-name="P25"/>
      <text:p text:style-name="P26">The <text:span text:style-name="T1">Base Call Quality</text:span> measures are recorded in a fourth line for each <text:span text:style-name="T1">Read</text:span>.</text:p>
      <text:p text:style-name="P26"/>
      <text:p text:style-name="P26">Each <text:span text:style-name="T1">Bases Call Quality</text:span> is recorded as a single character.</text:p>
      <text:p text:style-name="P26"/>
      <text:p text:style-name="P26">There is on<text:span text:style-name="T20">e</text:span><text:span text:style-name="T1"> Base Call Quality Character</text:span> for every <text:span text:style-name="T1">Called Base</text:span>.</text:p>
      <text:p text:style-name="P24"/>
      <text:p text:style-name="P25">&lt;&gt;</text:p>
      <text:p text:style-name="P25"/>
      <text:p text:style-name="P5">Slide <text:span text:style-name="T17">08</text:span></text:p>
      <text:p text:style-name="P11"/>
      <text:p text:style-name="P27">There are a considerable number of possible B<text:span text:style-name="T1">ase Call Quality </text:span><text:span text:style-name="T6">V</text:span><text:span text:style-name="T1">alues</text:span>.</text:p>
      <text:p text:style-name="P27"/>
      <text:p text:style-name="P27">Each must be assigned a unique printable character.</text:p>
      <text:p text:style-name="P27"/>
      <text:p text:style-name="P27">Thus, most possible printable characters are required to represent the full range of possible <text:span text:style-name="T1">Base Call Quality Values</text:span> … including the <text:s/>“<text:span text:style-name="T1">@</text:span>” character and the <text:span text:style-name="T1">Plus Sign</text:span> (“<text:span text:style-name="T1">+</text:span>”).</text:p>
      <text:p text:style-name="P27"/>
      <text:p text:style-name="P27">&lt;&gt;</text:p>
      <text:p text:style-name="P27"/>
      <text:p text:style-name="P27">If <text:span text:style-name="T1">Read Sequences</text:span>, and so <text:span text:style-name="T1">Base Call Quality </text:span><text:span text:style-name="T6">V</text:span><text:span text:style-name="T1">alues</text:span>, were allowed to occupy multiple lines, ambiguous interpretations could arise.</text:p>
      <text:p text:style-name="P27"/>
      <text:p text:style-name="P27">Specifically, <text:span text:style-name="T1">Base Call Quality Lines</text:span> beginning with either an “<text:span text:style-name="T1">@</text:span>” character or a <text:span text:style-name="T1">Plus Sign</text:span> (“<text:span text:style-name="T1">+</text:span>”) would cause problems.</text:p>
      <text:p text:style-name="P27"/>
      <text:p text:style-name="P27">&lt;&gt;</text:p>
      <text:p text:style-name="P27"><text:soft-page-break/></text:p>
      <text:p text:style-name="P27">A <text:span text:style-name="T1">Base Call Quality Line </text:span>starting with an “<text:span text:style-name="T1">@</text:span>” chara<text:span text:style-name="T22">c</text:span>ter might be <text:span text:style-name="T20">misinterpreted</text:span> as the start of a new <text:span text:style-name="T1">Read Sequence</text:span>.</text:p>
      <text:p text:style-name="P27"/>
      <text:p text:style-name="P27">The <text:span text:style-name="T1">Base Call Quality line</text:span> following might be <text:span text:style-name="T20">misinterpreted</text:span> as a rather strange <text:span text:style-name="T1">Read Sequence</text:span>!</text:p>
      <text:p text:style-name="P27"/>
      <text:p text:style-name="P27">&lt;&gt;</text:p>
      <text:p text:style-name="P27"/>
      <text:p text:style-name="P27">The problem would be <text:span text:style-name="T20">exacerbated</text:span> if a subsequent <text:span text:style-name="T1">Base Call Quality Line</text:span> happened to start with a <text:span text:style-name="T1">Plus Sign</text:span> <text:s/>(“<text:span text:style-name="T1">+</text:span>”) and so look like a <text:span text:style-name="T6">Supplementary</text:span><text:span text:style-name="T1"> Annotation </text:span><text:span text:style-name="T6">L</text:span><text:span text:style-name="T1">ine</text:span>.</text:p>
      <text:p text:style-name="P27"/>
      <text:p text:style-name="P28">&lt;&gt;</text:p>
      <text:p text:style-name="P28"/>
      <text:p text:style-name="P6">Slide <text:span text:style-name="T17">09</text:span></text:p>
      <text:p text:style-name="P12"/>
      <text:p text:style-name="P28">The solution is to insist that <text:span text:style-name="T1">Read Sequences</text:span> never occupy more than one line, however long they are.</text:p>
      <text:p text:style-name="P28"/>
      <text:p text:style-name="P28"><text:span text:style-name="T1">Base Call Qualitie</text:span><text:span text:style-name="T6">s</text:span> must also be confined to a single line.</text:p>
      <text:p text:style-name="P28"/>
      <text:p text:style-name="P28">Thus, a <text:span text:style-name="T1">Sequencing Read </text:span><text:span text:style-name="T6">Record</text:span><text:span text:style-name="T1"> </text:span>in a <text:span text:style-name="T1">FASTQ Format </text:span><text:span text:style-name="T6">F</text:span><text:span text:style-name="T1">ile</text:span> always occupies <text:span text:style-name="T10">E</text:span><text:span text:style-name="T9">xactly</text:span><text:span text:style-name="T1"> 4 </text:span><text:span text:style-name="T6">L</text:span><text:span text:style-name="T1">ines</text:span>.</text:p>
      <text:p text:style-name="P28"/>
      <text:p text:style-name="P28">&lt;&gt;</text:p>
      <text:p text:style-name="P28"/>
      <text:p text:style-name="P6">Slide <text:span text:style-name="T17">10</text:span></text:p>
      <text:p text:style-name="P12"/>
      <text:p text:style-name="P28">Enough for one bite! But remember there is <text:span text:style-name="T1">Part 2</text:span> still to come in which the wonders of <text:span text:style-name="T1">PHRED Scores </text:span>and there <text:span text:style-name="T6">R</text:span><text:span text:style-name="T1">epresentation</text:span> will be revealed.</text:p>
      <text:p text:style-name="P28"/>
      <text:p text:style-name="P28">But now, it is time for tea and quiet contemplation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18:28:34.665722092</dc:date>
    <meta:editing-duration>PT1H52M5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6" meta:paragraph-count="84" meta:word-count="797" meta:character-count="4643" meta:non-whitespace-character-count="3927"/>
  </office:meta>
</office:document-meta>
</file>